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Symmetric_20_Arrow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'Times New Roman'" style:font-style-name="cursiva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4" style:family="paragraph">
      <style:text-properties fo:font-size="7pt" style:font-size-asian="7pt" style:font-size-complex="7pt"/>
    </style:style>
    <style:style style:name="P5" style:family="paragraph">
      <style:text-properties fo:font-family="'Times New Roman'" style:font-style-name="cursiva" style:font-family-generic="roman" style:font-pitch="variable" fo:font-size="10pt" style:font-size-asian="10pt" style:font-size-complex="10pt"/>
    </style:style>
    <style:style style:name="P6" style:family="paragraph">
      <style:text-properties fo:font-family="'Times New Roman'" style:font-style-name="cursiv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family="'Times New Roman'" style:font-style-name="cursiva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family="'Times New Roman'" style:font-style-name="cursiva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354cm" svg:y1="2.733cm" svg:x2="1.37cm" svg:y2="2.733cm">
          <text:p/>
        </draw:line>
        <draw:line draw:style-name="gr1" draw:text-style-name="P1" draw:layer="layout" svg:x1="0.348cm" svg:y1="2.742cm" svg:x2="0.348cm" svg:y2="1.853cm">
          <text:p/>
        </draw:line>
        <draw:frame draw:style-name="gr2" draw:text-style-name="P3" draw:layer="layout" svg:width="0.621cm" svg:height="0.721cm" svg:x="1.13cm" svg:y="2.361cm">
          <draw:text-box>
            <text:p text:style-name="P2"><text:span text:style-name="T1">i</text:span></text:p>
          </draw:text-box>
        </draw:frame>
        <draw:frame draw:style-name="gr2" draw:text-style-name="P3" draw:layer="layout" svg:width="0.688cm" svg:height="0.721cm" svg:x="0cm" svg:y="1.259cm">
          <draw:text-box>
            <text:p text:style-name="P2"><text:span text:style-name="T1">k</text:span></text:p>
          </draw:text-box>
        </draw:frame>
        <draw:rect draw:style-name="gr3" draw:text-style-name="P1" draw:layer="layout" svg:width="0.16cm" svg:height="3.175cm" svg:x="2.117cm" svg:y="0.202cm">
          <text:p/>
        </draw:rect>
        <draw:frame draw:style-name="gr2" draw:text-style-name="P4" draw:layer="layout" svg:width="0.646cm" svg:height="0.526cm" svg:x="1.873cm" svg:y="0.1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1.873cm" svg:y="0.3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1.873cm" svg:y="0.5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1.873cm" svg:y="0.7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1.873cm" svg:y="0.9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1.873cm" svg:y="1.1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1.873cm" svg:y="1.3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1.873cm" svg:y="1.5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1.873cm" svg:y="1.7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1.873cm" svg:y="1.9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1.873cm" svg:y="2.1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1.873cm" svg:y="2.3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1.873cm" svg:y="2.5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1.873cm" svg:y="2.7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1.873cm" svg:y="2.948cm">
          <draw:text-box>
            <text:p><text:span text:style-name="T2">+</text:span></text:p>
          </draw:text-box>
        </draw:frame>
        <draw:rect draw:style-name="gr3" draw:text-style-name="P1" draw:layer="layout" svg:width="0.16cm" svg:height="3.175cm" svg:x="2.917cm" svg:y="0.202cm">
          <text:p/>
        </draw:rect>
        <draw:frame draw:style-name="gr2" draw:text-style-name="P4" draw:layer="layout" svg:width="0.646cm" svg:height="0.526cm" svg:x="2.673cm" svg:y="0.1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2.673cm" svg:y="0.3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2.673cm" svg:y="0.5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2.673cm" svg:y="0.7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2.673cm" svg:y="0.9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2.673cm" svg:y="1.1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2.673cm" svg:y="1.3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2.673cm" svg:y="1.5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2.673cm" svg:y="1.7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2.673cm" svg:y="1.9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2.673cm" svg:y="2.1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2.673cm" svg:y="2.3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2.673cm" svg:y="2.5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2.673cm" svg:y="2.748cm">
          <draw:text-box>
            <text:p><text:span text:style-name="T2">+</text:span></text:p>
          </draw:text-box>
        </draw:frame>
        <draw:frame draw:style-name="gr2" draw:text-style-name="P4" draw:layer="layout" svg:width="0.646cm" svg:height="0.526cm" svg:x="2.673cm" svg:y="2.948cm">
          <draw:text-box>
            <text:p><text:span text:style-name="T2">+</text:span></text:p>
          </draw:text-box>
        </draw:frame>
        <draw:frame draw:style-name="gr2" draw:text-style-name="P6" draw:layer="layout" svg:width="0.739cm" svg:height="0.64cm" svg:x="2.231cm" svg:y="1.219cm">
          <draw:text-box>
            <text:p text:style-name="P5"><text:span text:style-name="T3">II</text:span></text:p>
          </draw:text-box>
        </draw:frame>
        <draw:frame draw:style-name="gr2" draw:text-style-name="P6" draw:layer="layout" svg:width="0.858cm" svg:height="0.64cm" svg:x="3.032cm" svg:y="1.219cm">
          <draw:text-box>
            <text:p text:style-name="P5"><text:span text:style-name="T3">III</text:span></text:p>
          </draw:text-box>
        </draw:frame>
        <draw:frame draw:style-name="gr2" draw:text-style-name="P6" draw:layer="layout" svg:width="0.621cm" svg:height="0.64cm" svg:x="1.333cm" svg:y="1.219cm">
          <draw:text-box>
            <text:p text:style-name="P5"><text:span text:style-name="T3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 </meta:initial-creator>
    <meta:creation-date>2017-06-05T03:46:36</meta:creation-date>
    <dc:date>2017-06-26T14:38:34</dc:date>
    <dc:creator>a </dc:creator>
    <meta:editing-duration>PT2H27M20S</meta:editing-duration>
    <meta:editing-cycles>5</meta:editing-cycles>
    <meta:generator>OpenOffice/4.1.2$Unix OpenOffice.org_project/412m3$Build-9782</meta:generator>
    <meta:document-statistic meta:object-count="39"/>
  </office:meta>
</office:document-meta>
</file>